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afd1" officeooo:paragraph-rsid="0013afd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afd1" officeooo:paragraph-rsid="0013afd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5ab8a" officeooo:paragraph-rsid="00176c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ab8a" officeooo:paragraph-rsid="0015ab8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ab8a" officeooo:paragraph-rsid="00176c3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5ab8a" officeooo:paragraph-rsid="0015ab8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afd1" officeooo:paragraph-rsid="0013afd1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Pipelines</text:p>
      <text:p text:style-name="P2"/>
      <text:p text:style-name="P7">Structure</text:p>
      <text:p text:style-name="P4">Stages</text:p>
      <text:p text:style-name="P4">- Jobs</text:p>
      <text:p text:style-name="P4"><text:s text:c="2"/>- Steps</text:p>
      <text:p text:style-name="P4"/>
      <text:p text:style-name="P6">Jobs</text:p>
      <text:p text:style-name="P4">A job is the smallest unit that can be scheduled to run.</text:p>
      <text:p text:style-name="P4">Every pipeline has atleast 1 job.</text:p>
      <text:p text:style-name="P4">Depending on your agent capabilities and pipeline demands,</text:p>
      <text:p text:style-name="P4">each job may be routed to a different agent in your self-hosted pool.</text:p>
      <text:p text:style-name="P4">As a result, you may get a new agent for subsequent pipeline runs (or stages or jobs in the same pipeline).</text:p>
      <text:p text:style-name="P4"/>
      <text:p text:style-name="P5">Based on behavior, Categorized as -</text:p>
      <text:p text:style-name="P5">1) Normal (for build, test or any other stuff)</text:p>
      <text:p text:style-name="P5">2) Deployment Job</text:p>
      <text:p text:style-name="P5"/>
      <text:p text:style-name="P3">Deployment Job</text:p>
      <text:p text:style-name="P5">If the primary intent of your job is to deploy your app (as opposed to build or test your app), then you can use a special type of job called deployment job.</text:p>
      <text:p text:style-name="P5"/>
      <text:p text:style-name="P5"><text:s text:c="12"/>- deployment: string <text:s text:c="7"/># instead of job keyword, use deployment keyword</text:p>
      <text:p text:style-name="P5"><text:s text:c="14"/>pool:</text:p>
      <text:p text:style-name="P5"><text:s text:c="16"/>name: string</text:p>
      <text:p text:style-name="P5"><text:s text:c="16"/>demands: string | [ string ]</text:p>
      <text:p text:style-name="P5"><text:s text:c="14"/>environment: string</text:p>
      <text:p text:style-name="P5"><text:s text:c="14"/>strategy:</text:p>
      <text:p text:style-name="P5"><text:s text:c="16"/>runOnce:</text:p>
      <text:p text:style-name="P5"><text:s text:c="18"/>deploy:</text:p>
      <text:p text:style-name="P5"><text:s text:c="20"/>steps:</text:p>
      <text:p text:style-name="P5"><text:s text:c="20"/>- script: echo Hi!</text:p>
      <text:p text:style-name="P5"/>
      <text:p text:style-name="P5">Although you can add steps for deployment tasks in a job, we recommend that you instead use a deployment job. A deployment job has a few benefits. For example, you can deploy to an environment, which includes benefits such as being able to see the history of what you've deployed.</text:p>
      <text:p text:style-name="P5"/>
      <text:p text:style-name="P3">Types of Jobs</text:p>
      <text:p text:style-name="P5">Agent pool jobs run on an agent in an agent pool.</text:p>
      <text:p text:style-name="P5">Server jobs run on the Azure DevOps Server.</text:p>
      <text:p text:style-name="P5">Container jobs run in a container on an agent in an agent pool.</text:p>
      <text:p text:style-name="P5"/>
      <text:p text:style-name="P3">Dependencies</text:p>
      <text:p text:style-name="P5">When you define multiple jobs in a single stage, you can specify dependencies between them. Pipelines must contain at least one job with no dependencies. By default Azure DevOps YAML</text:p>
      <text:p text:style-name="P5">pipeline jobs will run in parallel unless the dependsOn value is set.</text:p>
      <text:p text:style-name="P5"/>
      <text:p text:style-name="P5">Note - Each agent can run only one job at a time. To run multiple jobs in parallel you must</text:p>
      <text:p text:style-name="P5">configure multiple agents. You also need sufficient parallel jobs.</text:p>
      <text:p text:style-name="P5"/>
      <text:p text:style-name="P3">Workspace</text:p>
      <text:p text:style-name="P5"><text:soft-page-break/>When you run an agent pool job, it creates a workspace on the agent.</text:p>
      <text:p text:style-name="P5">The workspace is a directory in which it downloads the source, runs steps, and produces outputs.</text:p>
      <text:p text:style-name="P5">The workspace directory can be referenced in your job using Pipeline.Workspace variable.</text:p>
      <text:p text:style-name="P5">Under this, various subdirectories are created</text:p>
      <text:p text:style-name="P5">- Build.SourcesDirectory is where tasks download the application's source code.</text:p>
      <text:p text:style-name="P5">- Build.ArtifactStagingDirectory is where tasks download artifacts needed for the pipeline or upload artifacts before they are published.</text:p>
      <text:p text:style-name="P5">- Build.BinariesDirectory is where tasks write their outputs.</text:p>
      <text:p text:style-name="P5">- Common.TestResultsDirectory is where tasks upload their test results.</text:p>
      <text:p text:style-name="P5"/>
      <text:p text:style-name="P5">The $(Build.ArtifactStagingDirectory) and $(Common.TestResultsDirectory) are always deleted and recreated prior to every build.</text:p>
      <text:p text:style-name="P5"/>
      <text:p text:style-name="P5">When you run a pipeline on a self-hosted agent, by default, none of the subdirectories other than</text:p>
      <text:p text:style-name="P5">$(Build.ArtifactStagingDirectory) and $(Common.TestResultsDirectory) are cleaned in between</text:p>
      <text:p text:style-name="P5">two consecutive runs. As a result, you can do incremental builds and deployments, provided that</text:p>
      <text:p text:style-name="P5">tasks are implemented to make use of that. You can override this behavior using the workspace</text:p>
      <text:p text:style-name="P5">setting on the job.</text:p>
      <text:p text:style-name="P5"/>
      <text:p text:style-name="P5">The workspace clean options are applicable only for self-hosted agents. Jobs are always run on a</text:p>
      <text:p text:style-name="P5">new agent with Microsoft-hosted ag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1:07:23.967589902</meta:creation-date>
    <dc:date>2023-09-24T11:19:31.740633280</dc:date>
    <meta:editing-duration>PT12M2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495" meta:character-count="3169" meta:non-whitespace-character-count="2558"/>
  </office:meta>
</office:document-meta>
</file>